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ef88e" officeooo:paragraph-rsid="001ef88e"/>
    </style:style>
    <style:style style:name="T1" style:family="text">
      <style:text-properties officeooo:rsid="0020e928"/>
    </style:style>
    <style:style style:name="T2" style:family="text">
      <style:text-properties officeooo:rsid="00211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inding job opportunities:<text:line-break/>a. <text:span text:style-name="T1">Networking: friends, relatives, teachers, &amp; acquaintances<text:line-break/></text:span><text:span text:style-name="T2">b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9T10:08:45.179082468</dc:date>
    <meta:editing-duration>PT5M42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1" meta:paragraph-count="1" meta:word-count="12" meta:character-count="94" meta:non-whitespace-character-count="82"/>
  </office:meta>
</office:document-meta>
</file>